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18c9b1d" officeooo:paragraph-rsid="0193547b"/>
    </style:style>
    <style:style style:name="P2" style:family="paragraph" style:parent-style-name="Standard">
      <style:text-properties fo:font-size="10pt" officeooo:rsid="019281ad" officeooo:paragraph-rsid="019281ad" style:font-size-asian="10pt" style:font-size-complex="10pt"/>
    </style:style>
    <style:style style:name="P3" style:family="paragraph" style:parent-style-name="Standard">
      <style:text-properties fo:font-size="10pt" officeooo:rsid="019281ad" officeooo:paragraph-rsid="0193547b" style:font-size-asian="10pt" style:font-size-complex="10pt"/>
    </style:style>
    <style:style style:name="P4" style:family="paragraph" style:parent-style-name="Standard">
      <style:text-properties fo:font-size="10pt" officeooo:rsid="019281ad" officeooo:paragraph-rsid="01997441" style:font-size-asian="10pt" style:font-size-complex="10pt"/>
    </style:style>
    <style:style style:name="P5" style:family="paragraph" style:parent-style-name="Standard">
      <style:text-properties fo:font-size="10pt" officeooo:rsid="019281ad" officeooo:paragraph-rsid="019a9c07" style:font-size-asian="10pt" style:font-size-complex="10pt"/>
    </style:style>
    <style:style style:name="P6" style:family="paragraph" style:parent-style-name="Standard">
      <style:text-properties fo:font-size="10pt" officeooo:rsid="019281ad" officeooo:paragraph-rsid="019bc0a0" style:font-size-asian="10pt" style:font-size-complex="10pt"/>
    </style:style>
    <style:style style:name="P7" style:family="paragraph" style:parent-style-name="Standard">
      <style:text-properties fo:font-size="10pt" officeooo:rsid="019281ad" officeooo:paragraph-rsid="019bd81b" style:font-size-asian="10pt" style:font-size-complex="10pt"/>
    </style:style>
    <style:style style:name="P8" style:family="paragraph" style:parent-style-name="Standard">
      <style:text-properties fo:font-size="10pt" officeooo:rsid="019281ad" officeooo:paragraph-rsid="01ab1190" style:font-size-asian="10pt" style:font-size-complex="10pt"/>
    </style:style>
    <style:style style:name="P9" style:family="paragraph" style:parent-style-name="Standard">
      <style:text-properties fo:font-size="10pt" officeooo:rsid="019281ad" officeooo:paragraph-rsid="01ab61bc" style:font-size-asian="10pt" style:font-size-complex="10pt"/>
    </style:style>
    <style:style style:name="P10" style:family="paragraph" style:parent-style-name="Standard">
      <style:text-properties fo:font-size="10pt" officeooo:rsid="019281ad" officeooo:paragraph-rsid="01ac0b61" style:font-size-asian="10pt" style:font-size-complex="10pt"/>
    </style:style>
    <style:style style:name="P11" style:family="paragraph" style:parent-style-name="Standard">
      <style:text-properties fo:font-size="10pt" officeooo:rsid="019281ad" officeooo:paragraph-rsid="01afbda5" style:font-size-asian="10pt" style:font-size-complex="10pt"/>
    </style:style>
    <style:style style:name="P12" style:family="paragraph" style:parent-style-name="Standard">
      <style:text-properties fo:font-size="10pt" officeooo:rsid="019281ad" officeooo:paragraph-rsid="01ac3a6d" style:font-size-asian="10pt" style:font-size-complex="10pt"/>
    </style:style>
    <style:style style:name="P13" style:family="paragraph" style:parent-style-name="Standard">
      <style:text-properties fo:font-size="10pt" officeooo:rsid="019281ad" officeooo:paragraph-rsid="01b53677" style:font-size-asian="10pt" style:font-size-complex="10pt"/>
    </style:style>
    <style:style style:name="P14" style:family="paragraph" style:parent-style-name="Standard">
      <style:text-properties fo:font-size="10pt" officeooo:rsid="019281ad" officeooo:paragraph-rsid="01b9fd48" style:font-size-asian="10pt" style:font-size-complex="10pt"/>
    </style:style>
    <style:style style:name="P15" style:family="paragraph" style:parent-style-name="Standard">
      <style:text-properties fo:font-size="10pt" officeooo:rsid="019281ad" officeooo:paragraph-rsid="01bc806b" style:font-size-asian="10pt" style:font-size-complex="10pt"/>
    </style:style>
    <style:style style:name="P16" style:family="paragraph" style:parent-style-name="Standard">
      <style:text-properties fo:font-size="10pt" officeooo:rsid="019281ad" officeooo:paragraph-rsid="01bf68a4" style:font-size-asian="10pt" style:font-size-complex="10pt"/>
    </style:style>
    <style:style style:name="P17" style:family="paragraph" style:parent-style-name="Standard">
      <style:text-properties fo:font-size="10pt" officeooo:rsid="019281ad" officeooo:paragraph-rsid="01c29f1e" style:font-size-asian="10pt" style:font-size-complex="10pt"/>
    </style:style>
    <style:style style:name="P18" style:family="paragraph" style:parent-style-name="Standard">
      <style:text-properties fo:font-size="10pt" officeooo:rsid="019281ad" officeooo:paragraph-rsid="01c4cd4e" style:font-size-asian="10pt" style:font-size-complex="10pt"/>
    </style:style>
    <style:style style:name="P19" style:family="paragraph" style:parent-style-name="Standard">
      <style:text-properties fo:font-size="10pt" officeooo:rsid="019281ad" officeooo:paragraph-rsid="01c50a04" style:font-size-asian="10pt" style:font-size-complex="10pt"/>
    </style:style>
    <style:style style:name="P20" style:family="paragraph" style:parent-style-name="Standard">
      <style:text-properties fo:font-size="10pt" officeooo:rsid="019281ad" officeooo:paragraph-rsid="01c88747" style:font-size-asian="10pt" style:font-size-complex="10pt"/>
    </style:style>
    <style:style style:name="P21" style:family="paragraph" style:parent-style-name="Standard">
      <style:text-properties fo:font-size="10pt" officeooo:rsid="019281ad" officeooo:paragraph-rsid="01cc383b" style:font-size-asian="10pt" style:font-size-complex="10pt"/>
    </style:style>
    <style:style style:name="P22" style:family="paragraph" style:parent-style-name="Standard">
      <style:text-properties fo:font-size="10pt" officeooo:rsid="019281ad" officeooo:paragraph-rsid="01ce094e" style:font-size-asian="10pt" style:font-size-complex="10pt"/>
    </style:style>
    <style:style style:name="P23" style:family="paragraph" style:parent-style-name="Standard">
      <style:text-properties fo:font-size="10pt" officeooo:rsid="019281ad" officeooo:paragraph-rsid="01cf1221" style:font-size-asian="10pt" style:font-size-complex="10pt"/>
    </style:style>
    <style:style style:name="P24" style:family="paragraph" style:parent-style-name="Standard">
      <style:text-properties fo:font-size="10pt" officeooo:rsid="019281ad" officeooo:paragraph-rsid="01d3eecb" style:font-size-asian="10pt" style:font-size-complex="10pt"/>
    </style:style>
    <style:style style:name="P25" style:family="paragraph" style:parent-style-name="Standard">
      <style:text-properties fo:font-size="10pt" officeooo:rsid="019281ad" officeooo:paragraph-rsid="01e776eb" style:font-size-asian="10pt" style:font-size-complex="10pt"/>
    </style:style>
    <style:style style:name="P26" style:family="paragraph" style:parent-style-name="Standard">
      <style:text-properties fo:font-size="10pt" officeooo:rsid="019281ad" officeooo:paragraph-rsid="01f42cb8" style:font-size-asian="10pt" style:font-size-complex="10pt"/>
    </style:style>
    <style:style style:name="P27" style:family="paragraph" style:parent-style-name="Standard">
      <style:text-properties fo:font-size="10pt" officeooo:rsid="01969b2b" officeooo:paragraph-rsid="01969b2b" style:font-size-asian="10pt" style:font-size-complex="10pt"/>
    </style:style>
    <style:style style:name="P28" style:family="paragraph" style:parent-style-name="Standard">
      <style:text-properties fo:font-size="10pt" officeooo:rsid="01969b2b" officeooo:paragraph-rsid="01997441" style:font-size-asian="10pt" style:font-size-complex="10pt"/>
    </style:style>
    <style:style style:name="P29" style:family="paragraph" style:parent-style-name="Standard">
      <style:text-properties fo:font-size="10pt" officeooo:rsid="01969b2b" officeooo:paragraph-rsid="01c50a04" style:font-size-asian="10pt" style:font-size-complex="10pt"/>
    </style:style>
    <style:style style:name="P30" style:family="paragraph" style:parent-style-name="Standard">
      <style:text-properties fo:font-size="10pt" officeooo:rsid="01da6758" style:font-size-asian="10pt" style:font-size-complex="10pt"/>
    </style:style>
    <style:style style:name="P31" style:family="paragraph" style:parent-style-name="Standard">
      <style:text-properties fo:font-size="10pt" officeooo:rsid="01da6758" officeooo:paragraph-rsid="01e776eb" style:font-size-asian="10pt" style:font-size-complex="10pt"/>
    </style:style>
    <style:style style:name="P32" style:family="paragraph" style:parent-style-name="Standard">
      <style:text-properties officeooo:paragraph-rsid="01d3eecb"/>
    </style:style>
    <style:style style:name="P33" style:family="paragraph" style:parent-style-name="Standard">
      <style:text-properties officeooo:paragraph-rsid="01d5a7f6"/>
    </style:style>
    <style:style style:name="P34" style:family="paragraph" style:parent-style-name="Standard">
      <style:text-properties officeooo:paragraph-rsid="01d7e381"/>
    </style:style>
    <style:style style:name="P35" style:family="paragraph" style:parent-style-name="Standard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officeooo:paragraph-rsid="01d3eecb" style:font-size-asian="11pt" style:font-style-asian="normal" style:font-weight-asian="normal" style:text-emphasize="none"/>
    </style:style>
    <style:style style:name="P36" style:family="paragraph" style:parent-style-name="Standard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officeooo:paragraph-rsid="01e776eb" style:font-size-asian="11pt" style:font-style-asian="normal" style:font-weight-asian="normal" style:text-emphasize="none"/>
    </style:style>
    <style:style style:name="P37" style:family="paragraph" style:parent-style-name="Standard"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rsid="01da6758" officeooo:paragraph-rsid="01e776eb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text-properties officeooo:paragraph-rsid="01e776eb"/>
    </style:style>
    <style:style style:name="P39" style:family="paragraph" style:parent-style-name="Standard">
      <style:text-properties fo:font-size="10pt" officeooo:rsid="019281ad" officeooo:paragraph-rsid="019281ad" style:font-size-asian="10pt" style:font-size-complex="10pt"/>
    </style:style>
    <style:style style:name="P40" style:family="paragraph" style:parent-style-name="Standard">
      <style:text-properties fo:font-size="10pt" officeooo:rsid="019281ad" officeooo:paragraph-rsid="020350f0" style:font-size-asian="10pt" style:font-size-complex="10pt"/>
    </style:style>
    <style:style style:name="P41" style:family="paragraph" style:parent-style-name="Standard">
      <style:text-properties fo:font-size="10pt" officeooo:rsid="01da6758" officeooo:paragraph-rsid="020350f0" style:font-size-asian="10pt" style:font-size-complex="10pt"/>
    </style:style>
    <style:style style:name="P42" style:family="paragraph" style:parent-style-name="Standard"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rsid="01da6758" officeooo:paragraph-rsid="01e776eb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rsid="01da6758" officeooo:paragraph-rsid="020350f0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text-properties officeooo:paragraph-rsid="020350f0"/>
    </style:style>
    <style:style style:name="T1" style:family="text">
      <style:text-properties officeooo:rsid="019281ad"/>
    </style:style>
    <style:style style:name="T2" style:family="text">
      <style:text-properties officeooo:rsid="019a9c07"/>
    </style:style>
    <style:style style:name="T3" style:family="text">
      <style:text-properties officeooo:rsid="019bc0a0"/>
    </style:style>
    <style:style style:name="T4" style:family="text">
      <style:text-properties officeooo:rsid="019bd81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1ab1190"/>
    </style:style>
    <style:style style:name="T7" style:family="text">
      <style:text-properties officeooo:rsid="01ac0b61"/>
    </style:style>
    <style:style style:name="T8" style:family="text">
      <style:text-properties officeooo:rsid="01b1fb5c"/>
    </style:style>
    <style:style style:name="T9" style:family="text">
      <style:text-properties officeooo:rsid="01b3a87b"/>
    </style:style>
    <style:style style:name="T10" style:family="text">
      <style:text-properties officeooo:rsid="01b53677"/>
    </style:style>
    <style:style style:name="T11" style:family="text">
      <style:text-properties officeooo:rsid="01b9fd48"/>
    </style:style>
    <style:style style:name="T12" style:family="text">
      <style:text-properties officeooo:rsid="01bc806b"/>
    </style:style>
    <style:style style:name="T13" style:family="text">
      <style:text-properties officeooo:rsid="01bf68a4"/>
    </style:style>
    <style:style style:name="T14" style:family="text">
      <style:text-properties officeooo:rsid="01cc383b"/>
    </style:style>
    <style:style style:name="T15" style:family="text">
      <style:text-properties officeooo:rsid="01ce094e"/>
    </style:style>
    <style:style style:name="T16" style:family="text">
      <style:text-properties officeooo:rsid="01cf1221"/>
    </style:style>
    <style:style style:name="T17" style:family="text">
      <style:text-properties officeooo:rsid="01d3eecb"/>
    </style:style>
    <style:style style:name="T1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1d5a7f6" style:font-size-asian="11pt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officeooo:rsid="01d5a7f6" style:font-size-asian="11pt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rsid="019281ad" style:font-size-asian="10pt" style:font-style-asian="normal" style:font-weight-asian="normal" style:font-size-complex="10pt" style:text-emphasize="none"/>
    </style:style>
    <style:style style:name="T23" style:family="text">
      <style:text-properties fo:font-size="10pt" officeooo:rsid="019281ad" style:font-size-asian="10pt" style:font-size-complex="10pt"/>
    </style:style>
    <style:style style:name="T24" style:family="text">
      <style:text-properties fo:font-size="10pt" officeooo:rsid="01d5a7f6" style:font-size-asian="10pt" style:font-size-complex="10pt"/>
    </style:style>
    <style:style style:name="T25" style:family="text">
      <style:text-properties fo:font-size="10pt" officeooo:rsid="01da6758" style:font-size-asian="10pt" style:font-size-complex="10pt"/>
    </style:style>
    <style:style style:name="T26" style:family="text">
      <style:text-properties fo:font-size="10pt" officeooo:rsid="01e26bb4" style:font-size-asian="10pt" style:font-size-complex="10pt"/>
    </style:style>
    <style:style style:name="T27" style:family="text">
      <style:text-properties fo:font-size="10pt" officeooo:rsid="01d3eecb" style:font-size-asian="10pt" style:font-size-complex="10pt"/>
    </style:style>
    <style:style style:name="T28" style:family="text">
      <style:text-properties fo:font-size="10pt" officeooo:rsid="01feaf58" style:font-size-asian="10pt" style:font-size-complex="10pt"/>
    </style:style>
    <style:style style:name="T29" style:family="text">
      <style:text-properties officeooo:rsid="01d8c3a3"/>
    </style:style>
    <style:style style:name="T30" style:family="text">
      <style:text-properties officeooo:rsid="01e26bb4"/>
    </style:style>
    <style:style style:name="T31" style:family="text">
      <style:text-properties officeooo:rsid="01d5a7f6"/>
    </style:style>
    <style:style style:name="T32" style:family="text">
      <style:text-properties style:font-name="思源黑体 CN Regular" fo:font-size="11pt" style:font-size-asian="11pt"/>
    </style:style>
    <style:style style:name="T33" style:family="text">
      <style:text-properties style:font-name="思源黑体 CN Regular" fo:font-size="11pt" fo:font-weight="bold" style:font-size-asian="11pt" style:font-weight-asian="bold"/>
    </style:style>
    <style:style style:name="T34" style:family="text">
      <style:text-properties fo:font-size="11pt" style:font-size-asian="11pt"/>
    </style:style>
    <style:style style:name="T35" style:family="text">
      <style:text-properties fo:font-size="11pt" fo:font-weight="bold" style:font-size-asian="11pt" style:font-weight-asian="bold"/>
    </style:style>
    <style:style style:name="T36" style:family="text">
      <style:text-properties officeooo:rsid="01fd39d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2017-11-23修改：夏志丽</text:p>
      <text:p text:style-name="P28"><text:tab/><text:span text:style-name="T1">导航下拉名_1:商务洽谈</text:span></text:p>
      <text:p text:style-name="P29"><text:tab/><text:tab/><text:span text:style-name="T1">导航名_1:谈判技巧库</text:span></text:p>
      <text:p text:style-name="P19"><text:tab/><text:tab/><text:tab/>功能名字_1:列表 <text:s/>功能类型:网格</text:p>
      <text:p text:style-name="P19"><text:tab/><text:tab/><text:tab/><text:tab/><text:tab/></text:p>
      <text:p text:style-name="P19"><text:tab/><text:tab/><text:tab/><text:tab/><text:tab/>字段名称_1:阶段</text:p>
      <text:p text:style-name="P19"><text:tab/><text:tab/><text:tab/><text:tab/><text:tab/>字段名称_2:场景类型</text:p>
      <text:p text:style-name="P19"><text:tab/><text:tab/><text:tab/><text:tab/><text:tab/>字段名称_3:技巧</text:p>
      <text:p text:style-name="P19"><text:tab/><text:tab/><text:tab/><text:tab/><text:tab/>字段名称_4:策略</text:p>
      <text:p text:style-name="P19"><text:tab/><text:tab/><text:tab/><text:tab/><text:tab/>字段名称_5:例子</text:p>
      <text:p text:style-name="P19"><text:tab/><text:tab/><text:tab/><text:tab/><text:tab/>字段名称_6:评价</text:p>
      <text:p text:style-name="P19"><text:tab/><text:tab/><text:tab/><text:tab/><text:tab/>字段名称_7:好评率</text:p>
      <text:p text:style-name="P19"><text:tab/><text:tab/><text:tab/><text:tab/><text:tab/>字段名称_8:历史评价</text:p>
      <text:p text:style-name="P21"><text:tab/><text:tab/><text:tab/><text:tab/><text:tab/>字段名称_<text:span text:style-name="T14">9</text:span>:来源</text:p>
      <text:p text:style-name="P22"><text:tab/><text:tab/><text:tab/>功能名字_<text:span text:style-name="T15">2</text:span>:添加 <text:s/>功能类型:网格</text:p>
      <text:p text:style-name="P22"><text:tab/><text:tab/><text:tab/><text:tab/><text:tab/></text:p>
      <text:p text:style-name="P22"><text:tab/><text:tab/><text:tab/><text:tab/><text:tab/>字段名称_1:阶段 <text:s text:c="20"/>标签类型：文本框 </text:p>
      <text:p text:style-name="P23"><text:tab/><text:tab/><text:tab/><text:tab/><text:tab/>字段名称_2:场景类型 <text:s text:c="11"/>标签类型：文本框 </text:p>
      <text:p text:style-name="P23"><text:tab/><text:tab/><text:tab/><text:tab/><text:tab/>字段名称_3:技巧 <text:s text:c="20"/>标签类型：文本框 </text:p>
      <text:p text:style-name="P23"><text:tab/><text:tab/><text:tab/><text:tab/><text:tab/>字段名称_4:策略 <text:s text:c="22"/>标签类型：文本框 </text:p>
      <text:p text:style-name="P23"><text:tab/><text:tab/><text:tab/><text:tab/><text:tab/>字段名称_5:例子 <text:s text:c="23"/>标 签类型：文本框 </text:p>
      <text:p text:style-name="P23"><text:tab/><text:tab/><text:tab/><text:tab/><text:tab/>字段名称_6:评价 <text:s text:c="24"/>标签类型：文本框 </text:p>
      <text:p text:style-name="P23"><text:tab/><text:tab/><text:tab/><text:tab/><text:tab/>字段名称_7:好评率 <text:s text:c="18"/>标签类型：文本框 </text:p>
      <text:p text:style-name="P23"><text:tab/><text:tab/><text:tab/><text:tab/><text:tab/>字段名称_8:历史评价 <text:s text:c="13"/>标签类型：文本框 </text:p>
      <text:p text:style-name="P23"><text:tab/><text:tab/><text:tab/><text:tab/><text:tab/>字段名称_<text:span text:style-name="T14">9</text:span>:来源 <text:s text:c="24"/>标签类型：文本框 </text:p>
      <text:p text:style-name="P23"><text:tab/><text:tab/><text:tab/>功能名字_<text:span text:style-name="T16">3</text:span>:编辑 <text:s/>功能类型:网格</text:p>
      <text:p text:style-name="P23"><text:tab/><text:tab/><text:tab/><text:tab/><text:tab/></text:p>
      <text:p text:style-name="P23"><text:tab/><text:tab/><text:tab/><text:tab/><text:tab/>字段名称_1:阶段 <text:s text:c="20"/>标签类型：文本框 </text:p>
      <text:p text:style-name="P23"><text:tab/><text:tab/><text:tab/><text:tab/><text:tab/>字段名称_2:场景类型 <text:s text:c="11"/>标签类型：文本框 </text:p>
      <text:p text:style-name="P23"><text:tab/><text:tab/><text:tab/><text:tab/><text:tab/>字段名称_3:技巧 <text:s text:c="20"/>标签类型：文本框 </text:p>
      <text:p text:style-name="P23"><text:tab/><text:tab/><text:tab/><text:tab/><text:tab/>字段名称_4:策略 <text:s text:c="22"/>标签类型：文本框 </text:p>
      <text:p text:style-name="P23"><text:tab/><text:tab/><text:tab/><text:tab/><text:tab/>字段名称_5:例子 <text:s text:c="23"/>标 签类型：文本框 </text:p>
      <text:p text:style-name="P23"><text:tab/><text:tab/><text:tab/><text:tab/><text:tab/>字段名称_6:评价 <text:s text:c="24"/>标签类型：文本框 </text:p>
      <text:p text:style-name="P23"><text:tab/><text:tab/><text:tab/><text:tab/><text:tab/>字段名称_7:好评率 <text:s text:c="18"/>标签类型：文本框 </text:p>
      <text:p text:style-name="P23"><text:tab/><text:tab/><text:tab/><text:tab/><text:tab/>字段名称_8:历史评价 <text:s text:c="13"/>标签类型：文本框 </text:p>
      <text:p text:style-name="P23"><text:tab/><text:tab/><text:tab/><text:tab/><text:tab/>字段名称_<text:span text:style-name="T14">9</text:span>:来源 <text:s text:c="24"/>标签类型：文本框 </text:p>
      <text:p text:style-name="P23"/>
      <text:p text:style-name="P23"><text:tab/><text:tab/><text:tab/>功能名字_<text:span text:style-name="T16">4</text:span>:删除 <text:s/>功能类型:网格</text:p>
      <text:p text:style-name="P23"/>
      <text:p text:style-name="P23"><text:tab/><text:tab/><text:tab/>功能名字_<text:span text:style-name="T16">5</text:span>:评价 <text:s/>功能类型:网格<text:tab/><text:tab/><text:tab/><text:tab/><text:tab/></text:p>
      <text:p text:style-name="P23"><text:tab/><text:tab/><text:tab/><text:tab/><text:tab/>字段名称_1:评价 <text:s text:c="20"/>标签类型：文本框 </text:p>
      <text:p text:style-name="P23"><text:tab/><text:tab/><text:tab/><text:tab/><text:tab/></text:p>
      <text:p text:style-name="P20"><text:tab/><text:tab/><text:tab/><text:tab/><text:tab/></text:p>
      <text:p text:style-name="P4"><text:tab/><text:tab/>导航名_<text:span text:style-name="T17">2</text:span>:商务洽谈</text:p>
      <text:p text:style-name="P4"><text:tab/><text:tab/><text:tab/>功能名字_1:列表 <text:s/>功能类型:网格</text:p>
      <text:p text:style-name="P4"><text:tab/><text:tab/><text:tab/><text:tab/><text:tab/></text:p>
      <text:p text:style-name="P4"><text:tab/><text:tab/><text:tab/><text:tab/><text:tab/>字段名称_1:市场编号</text:p>
      <text:p text:style-name="P4"><text:soft-page-break/><text:tab/><text:tab/><text:tab/><text:tab/><text:tab/>字段名称_2:内部项目编号</text:p>
      <text:p text:style-name="P4"><text:tab/><text:tab/><text:tab/><text:tab/><text:tab/>字段名称_3:内部项目名称</text:p>
      <text:p text:style-name="P4"><text:tab/><text:tab/><text:tab/><text:tab/><text:tab/>字段名称_4:业务类型</text:p>
      <text:p text:style-name="P4"><text:tab/><text:tab/><text:tab/><text:tab/><text:tab/>字段名称_5:地区</text:p>
      <text:p text:style-name="P4"><text:tab/><text:tab/><text:tab/><text:tab/><text:tab/>字段名称_6:项目组/部门</text:p>
      <text:p text:style-name="P4"><text:tab/><text:tab/><text:tab/><text:tab/><text:tab/>字段名称_7:问题受理编号<text:span text:style-name="T2">(对内)</text:span></text:p>
      <text:p text:style-name="P4"><text:tab/><text:tab/><text:tab/><text:tab/><text:tab/>字段名称_8:问题归属</text:p>
      <text:p text:style-name="P4"><text:tab/><text:tab/><text:tab/><text:tab/><text:tab/>字段名称_9:洽谈轮次</text:p>
      <text:p text:style-name="P4"><text:tab/><text:tab/><text:tab/><text:tab/><text:tab/>字段名称_10:计划洽谈时间</text:p>
      <text:p text:style-name="P4"><text:tab/><text:tab/><text:tab/><text:tab/><text:tab/>字段名称_11:实际洽谈时间</text:p>
      <text:p text:style-name="P4"><text:tab/><text:tab/><text:tab/><text:tab/><text:tab/>字段名称_12:洽谈人</text:p>
      <text:p text:style-name="P4"><text:tab/><text:tab/><text:tab/><text:tab/><text:tab/>字段名称_13:记录人</text:p>
      <text:p text:style-name="P4"><text:tab/><text:tab/><text:tab/><text:tab/><text:tab/>字段名称_14:客户编号</text:p>
      <text:p text:style-name="P5"><text:tab/><text:tab/><text:tab/><text:tab/><text:tab/>字段名称_15:洽谈公司</text:p>
      <text:p text:style-name="P6"><text:tab/><text:tab/><text:tab/><text:tab/><text:tab/>字段名称_<text:span text:style-name="T3">16</text:span>:洽谈对象</text:p>
      <text:p text:style-name="P6"><text:tab/><text:tab/><text:tab/><text:tab/><text:tab/>字段名称_<text:span text:style-name="T3">17</text:span>:洽谈方式</text:p>
      <text:p text:style-name="P6"><text:tab/><text:tab/><text:tab/><text:tab/><text:tab/>字段名称_<text:span text:style-name="T3">18</text:span>:洽谈地点</text:p>
      <text:p text:style-name="P6"><text:tab/><text:tab/><text:tab/><text:tab/><text:tab/>字段名称_1<text:span text:style-name="T3">9</text:span>:问题归类</text:p>
      <text:p text:style-name="P6"><text:tab/><text:tab/><text:tab/><text:tab/><text:tab/>字段名称_<text:span text:style-name="T3">20</text:span>:洽谈内容</text:p>
      <text:p text:style-name="P6"><text:tab/><text:tab/><text:tab/><text:tab/><text:tab/>字段名称_<text:span text:style-name="T3">21</text:span>:洽谈目的</text:p>
      <text:p text:style-name="P6"><text:tab/><text:tab/><text:tab/><text:tab/><text:tab/>字段名称_<text:span text:style-name="T3">22</text:span>:是否有洽谈准备</text:p>
      <text:p text:style-name="P6"><text:tab/><text:tab/><text:tab/><text:tab/><text:tab/>字段名称_<text:span text:style-name="T3">23</text:span>:涉及金额</text:p>
      <text:p text:style-name="P6"><text:tab/><text:tab/><text:tab/><text:tab/><text:tab/>字段名称_<text:span text:style-name="T3">24</text:span>:是否洽谈</text:p>
      <text:p text:style-name="P6"><text:tab/><text:tab/><text:tab/><text:tab/><text:tab/>字段名称_<text:span text:style-name="T3">25</text:span>:洽谈结果</text:p>
      <text:p text:style-name="P6"><text:tab/><text:tab/><text:tab/><text:tab/><text:tab/>字段名称_<text:span text:style-name="T3">26</text:span>:是否达到洽谈目的</text:p>
      <text:p text:style-name="P6"><text:tab/><text:tab/><text:tab/><text:tab/><text:tab/>字段名称_<text:span text:style-name="T3">27</text:span>:是否有洽谈到其他问题</text:p>
      <text:p text:style-name="P6"><text:tab/><text:tab/><text:tab/><text:tab/><text:tab/>字段名称_<text:span text:style-name="T3">28</text:span>:话题记录</text:p>
      <text:p text:style-name="P6"><text:tab/><text:tab/><text:tab/><text:tab/><text:tab/>字段名称_<text:span text:style-name="T3">29</text:span>:是否有录音</text:p>
      <text:p text:style-name="P6"><text:tab/><text:tab/><text:tab/><text:tab/><text:tab/>字段名称_<text:span text:style-name="T3">30</text:span>:是否转入合同管理<text:span text:style-name="T3">-已立项</text:span></text:p>
      <text:p text:style-name="P6"><text:tab/><text:tab/><text:tab/><text:tab/><text:tab/>字段名称_<text:span text:style-name="T3">31</text:span>:是否转入合同管理<text:span text:style-name="T3">-市场费用</text:span></text:p>
      <text:p text:style-name="P7"><text:tab/><text:tab/><text:tab/><text:tab/><text:tab/>字段名称_<text:span text:style-name="T3">32</text:span>:是否转换市场招待</text:p>
      <text:p text:style-name="P7"><text:tab/><text:tab/><text:tab/><text:tab/><text:tab/>字段名称_<text:span text:style-name="T3">33</text:span>:是否持续跟进</text:p>
      <text:p text:style-name="P7"><text:tab/><text:tab/><text:tab/><text:tab/><text:tab/>字段名称_<text:span text:style-name="T3">34</text:span>:是否闭环</text:p>
      <text:p text:style-name="P7"><text:tab/><text:tab/><text:tab/><text:tab/><text:tab/>字段名称_<text:span text:style-name="T3">35</text:span>:是否需要协助</text:p>
      <text:p text:style-name="P7"><text:tab/><text:tab/><text:tab/><text:tab/><text:tab/>字段名称_<text:span text:style-name="T3">36</text:span>:需协助部门</text:p>
      <text:p text:style-name="P7"><text:tab/><text:tab/><text:tab/><text:tab/><text:tab/>字段名称_<text:span text:style-name="T3">37</text:span>:协助内容</text:p>
      <text:p text:style-name="P7"><text:tab/><text:tab/><text:tab/><text:tab/><text:tab/>字段名称_<text:span text:style-name="T3">38</text:span>:是否已发协助函</text:p>
      <text:p text:style-name="P7"><text:tab/><text:tab/><text:tab/><text:tab/><text:tab/>字段名称_<text:span text:style-name="T3">39</text:span>:协助函单号</text:p>
      <text:p text:style-name="P7"><text:tab/><text:tab/><text:tab/><text:tab/><text:tab/>字段名称_<text:span text:style-name="T4">40</text:span>:计划跟进时间</text:p>
      <text:p text:style-name="P7"><text:tab/><text:tab/><text:tab/><text:tab/><text:tab/>字段名称_<text:span text:style-name="T4">41</text:span>:是否产生路费</text:p>
      <text:p text:style-name="P7"><text:tab/><text:tab/><text:tab/><text:tab/><text:tab/>字段名称_<text:span text:style-name="T4">42</text:span>:路费</text:p>
      <text:p text:style-name="P7"/>
      <text:p text:style-name="P8"><text:tab/><text:tab/><text:tab/>功能名字_<text:span text:style-name="T6">2</text:span>:添加 <text:s/>功能类型:添加</text:p>
      <text:p text:style-name="P8"><text:tab/><text:tab/><text:tab/></text:p>
      <text:p text:style-name="P8"><text:tab/><text:tab/><text:tab/><text:tab/><text:tab/>字段名称_1:市场编号 <text:s text:c="26"/>标签类型：文本框 必填</text:p>
      <text:p text:style-name="P9"><text:tab/><text:tab/><text:tab/><text:tab/><text:tab/>字段名称_2:内部项目编号 <text:s text:c="16"/>标签类型：文本框 必填</text:p>
      <text:p text:style-name="P9"><text:soft-page-break/><text:tab/><text:tab/><text:tab/><text:tab/><text:tab/>字段名称_3:内部项目名称 <text:s text:c="16"/>标签类型：文本框 必填</text:p>
      <text:p text:style-name="P9"><text:tab/><text:tab/><text:tab/><text:tab/><text:tab/>字段名称_4:业务类型 <text:s text:c="25"/>标签类型：文本框 必填</text:p>
      <text:p text:style-name="P9"><text:tab/><text:tab/><text:tab/><text:tab/><text:tab/>字段名称_5:地区 <text:s text:c="34"/>标签类型：手填下拉框 必填</text:p>
      <text:p text:style-name="P9"><text:tab/><text:tab/><text:tab/><text:tab/><text:tab/>字段名称_6:项目组/部门 <text:s text:c="20"/>标签类型：手填下拉框 必填</text:p>
      <text:p text:style-name="P10"><text:tab/><text:tab/><text:tab/><text:tab/><text:tab/>字段名称_7:问题受理编号<text:span text:style-name="T2">(对内) <text:s text:c="4"/></text:span>标签类型：文本框 必填</text:p>
      <text:p text:style-name="P10"><text:tab/><text:tab/><text:tab/><text:tab/><text:tab/>字段名称_8:问题归属 <text:s text:c="26"/>标签类型：下拉框<text:span text:style-name="T8">(市场信息管理/项目测算/结算进度管理/商务合同管理/预估(项目)金额)</text:span> 必填</text:p>
      <text:p text:style-name="P10"><text:tab/><text:tab/><text:tab/><text:tab/><text:tab/>字段名称_9:洽谈轮次 <text:s text:c="25"/>标签类型：数值框 必填</text:p>
      <text:p text:style-name="P10"><text:tab/><text:tab/><text:tab/><text:tab/><text:tab/>字段名称_10:计划洽谈时间 <text:s text:c="14"/>标签类型：日期框<text:span text:style-name="T7">(yyyy-MM-dd)</text:span> 必填</text:p>
      <text:p text:style-name="P10"><text:tab/><text:tab/><text:tab/><text:tab/><text:tab/>字段名称_11:实际洽谈时间 <text:s text:c="15"/>标签类型：日期框<text:span text:style-name="T7">(yyyy-MM-dd)</text:span> 必填</text:p>
      <text:p text:style-name="P10"><text:tab/><text:tab/><text:tab/><text:tab/><text:tab/>字段名称_12:洽谈人 <text:s text:c="27"/>标签类型：文本框 必填</text:p>
      <text:p text:style-name="P10"><text:tab/><text:tab/><text:tab/><text:tab/><text:tab/>字段名称_13:记录人 <text:s text:c="27"/>标签类型：文本框 </text:p>
      <text:p text:style-name="P10"><text:tab/><text:tab/><text:tab/><text:tab/><text:tab/>字段名称_14:客户编号 <text:s text:c="22"/>标签类型：文本框 </text:p>
      <text:p text:style-name="P10"><text:tab/><text:tab/><text:tab/><text:tab/><text:tab/>字段名称_15:洽谈公司 <text:s text:c="22"/>标签类型：文本框 必填</text:p>
      <text:p text:style-name="P10"><text:tab/><text:tab/><text:tab/><text:tab/><text:tab/>字段名称_<text:span text:style-name="T3">16</text:span>:洽谈对象 <text:s text:c="23"/>标签类型：文本框 必填</text:p>
      <text:p text:style-name="P10"><text:tab/><text:tab/><text:tab/><text:tab/><text:tab/>字段名称_<text:span text:style-name="T3">17</text:span>:洽谈方式 <text:s text:c="23"/>标签类型：文本框 </text:p>
      <text:p text:style-name="P10"><text:tab/><text:tab/><text:tab/><text:tab/><text:tab/>字段名称_<text:span text:style-name="T3">18</text:span>:洽谈地点 <text:s text:c="23"/>标签类型：文本框 </text:p>
      <text:p text:style-name="P10"><text:tab/><text:tab/><text:tab/><text:tab/><text:tab/>字段名称_1<text:span text:style-name="T3">9</text:span>:问题归类 <text:s text:c="23"/>标签类型：下拉框<text:span text:style-name="T9">(市场信息初步分析/项目测算通过/结算进度/合同签订/预估(项目)金额)</text:span> 必填</text:p>
      <text:p text:style-name="P10"><text:tab/><text:tab/><text:tab/><text:tab/><text:tab/>字段名称_<text:span text:style-name="T3">20</text:span>:洽谈内容 <text:s text:c="23"/>标签类型：文本框 必填</text:p>
      <text:p text:style-name="P10"><text:tab/><text:tab/><text:tab/><text:tab/><text:tab/>字段名称_<text:span text:style-name="T3">21</text:span>:洽谈目的 <text:s text:c="22"/>标签类型：下拉框<text:span text:style-name="T9">(关系维护/意向开发新市场/推进现合作项目进度/希望了解竞争对手信息/希望了解市场动态)</text:span> </text:p>
      <text:p text:style-name="P11"><text:tab/><text:tab/><text:tab/><text:tab/><text:tab/>字段名称_<text:span text:style-name="T3">22</text:span>:是否有洽谈准备 <text:s text:c="10"/>标签类型：下拉框<text:span text:style-name="T7">(是/否)</text:span>框 必填</text:p>
      <text:p text:style-name="P10"><text:tab/><text:tab/><text:tab/><text:tab/><text:tab/>字段名称_<text:span text:style-name="T3">23</text:span>:涉及金额 <text:s text:c="24"/>标签类型：文本框 必填</text:p>
      <text:p text:style-name="P11"><text:tab/><text:tab/><text:tab/><text:tab/><text:tab/>字段名称_<text:span text:style-name="T3">24</text:span>:是否洽谈 <text:s text:c="23"/>标签类型：下拉框<text:span text:style-name="T7">(是/否)</text:span>框 必填</text:p>
      <text:p text:style-name="P10"><text:tab/><text:tab/><text:tab/><text:tab/><text:tab/>字段名称_<text:span text:style-name="T3">25</text:span>:洽谈结果 <text:s text:c="23"/>标签类型：文本框 必填</text:p>
      <text:p text:style-name="P11"><text:tab/><text:tab/><text:tab/><text:tab/><text:tab/>字段名称_<text:span text:style-name="T3">26</text:span>:是否达到洽谈目的 <text:s text:c="6"/>标签类型：下拉框<text:span text:style-name="T7">(是/否)</text:span>框 必填</text:p>
      <text:p text:style-name="P11"><text:tab/><text:tab/><text:tab/><text:tab/><text:tab/>字段名称_<text:span text:style-name="T3">27</text:span>:是否有洽谈到其他问题 <text:s text:c="9"/>标签类型：下拉框<text:span text:style-name="T7">(是/否)</text:span>框 必填</text:p>
      <text:p text:style-name="P10"><text:tab/><text:tab/><text:tab/><text:tab/><text:tab/>字段名称_<text:span text:style-name="T3">28</text:span>:话题记录 <text:s text:c="35"/>标签类型：文本框 </text:p>
      <text:p text:style-name="P10"><text:tab/><text:tab/><text:tab/><text:tab/><text:tab/>字段名称_<text:span text:style-name="T3">29</text:span>:是否有录音 <text:s text:c="31"/>标签类型：下拉框<text:span text:style-name="T7">(是/否)</text:span> 必填</text:p>
      <text:p text:style-name="P10"><text:tab/><text:tab/><text:tab/><text:tab/><text:tab/>字段名称_<text:span text:style-name="T3">30</text:span>:是否转入合同管理<text:span text:style-name="T3">-已立项 <text:s text:c="4"/></text:span>标签类型：下拉框<text:span text:style-name="T7">(是/否)</text:span> 框 必填</text:p>
      <text:p text:style-name="P10"><text:tab/><text:tab/><text:tab/><text:tab/><text:tab/>字段名称_<text:span text:style-name="T3">31</text:span>:是否转入合同管理<text:span text:style-name="T3">-市场费用 <text:s/></text:span>标签类型：下拉框<text:span text:style-name="T7">(是/否)</text:span> 框 必填</text:p>
      <text:p text:style-name="P10"><text:tab/><text:tab/><text:tab/><text:tab/><text:tab/>字段名称_<text:span text:style-name="T3">32</text:span>:是否转换市场招待 <text:s text:c="22"/>标签类型：下拉框<text:span text:style-name="T7">(是/否)</text:span> 框 必填</text:p>
      <text:p text:style-name="P10"><text:tab/><text:tab/><text:tab/><text:tab/><text:tab/>字段名称_<text:span text:style-name="T3">33</text:span>:是否持续跟进 <text:s text:c="25"/>标签类型：下拉框<text:span text:style-name="T7">(是/否)</text:span> 框 必填</text:p>
      <text:p text:style-name="P10"><text:tab/><text:tab/><text:tab/><text:tab/><text:tab/>字段名称_<text:span text:style-name="T3">34</text:span>:是否闭环 <text:s text:c="33"/>标签类型：下拉框<text:span text:style-name="T7">(是/否)</text:span> 框 必填</text:p>
      <text:p text:style-name="P10"><text:tab/><text:tab/><text:tab/><text:tab/><text:tab/>字段名称_<text:span text:style-name="T3">35</text:span>:是否需要协助 <text:s text:c="27"/>标签类型：下拉框<text:span text:style-name="T7">(是/否)</text:span> 框 必填</text:p>
      <text:p text:style-name="P10"><text:tab/><text:tab/><text:tab/><text:tab/><text:tab/>字段名称_<text:span text:style-name="T3">36</text:span>:需协助部门 <text:s text:c="29"/>标签类型：手填下拉 框 必填</text:p>
      <text:p text:style-name="P10"><text:tab/><text:tab/><text:tab/><text:tab/><text:tab/>字段名称_<text:span text:style-name="T3">37</text:span>:协助内容 <text:s text:c="34"/>标签类型：文本 框 </text:p>
      <text:p text:style-name="P10"><text:tab/><text:tab/><text:tab/><text:tab/><text:tab/>字段名称_<text:span text:style-name="T3">38</text:span>:是否已发协助函 <text:s text:c="22"/>标签类型：下拉框<text:span text:style-name="T7">(是/否)</text:span> 框 必填</text:p>
      <text:p text:style-name="P10"><text:tab/><text:tab/><text:tab/><text:tab/><text:tab/>字段名称_<text:span text:style-name="T3">39</text:span>:协助函单号 <text:s text:c="31"/>标签类型：文本 框 </text:p>
      <text:p text:style-name="P10"><text:tab/><text:tab/><text:tab/><text:tab/><text:tab/>字段名称_<text:span text:style-name="T4">40</text:span>:计划跟进时间 <text:s text:c="28"/>标签类型：日期框<text:span text:style-name="T7">(yyyy-MM-dd)</text:span> 必填</text:p>
      <text:p text:style-name="P10"><text:tab/><text:tab/><text:tab/><text:tab/><text:tab/>字段名称_<text:span text:style-name="T4">41</text:span>:是否产生路费 <text:s text:c="28"/>标签类型：下拉框<text:span text:style-name="T7">(是/否)</text:span> 框 必填</text:p>
      <text:p text:style-name="P12"><text:tab/><text:tab/><text:tab/><text:tab/><text:tab/>字段名称_<text:span text:style-name="T4">42</text:span>:路费 <text:s text:c="43"/>标签类型：数值框 必填</text:p>
      <text:p text:style-name="P12"/>
      <text:p text:style-name="P13"><text:tab/><text:tab/><text:tab/>功能名字_<text:span text:style-name="T10">3</text:span>:编辑 功能类型:编辑</text:p>
      <text:p text:style-name="P13"><text:tab/><text:tab/><text:tab/></text:p>
      <text:p text:style-name="P26"><text:soft-page-break/><text:tab/><text:tab/><text:tab/><text:tab/>字段名称_1:市场编号 <text:s text:c="26"/>标签类型：文本框 必填</text:p>
      <text:p text:style-name="P26"><text:tab/><text:tab/><text:tab/><text:tab/><text:tab/>字段名称_2:内部项目编号 <text:s text:c="16"/>标签类型：文本框 必填</text:p>
      <text:p text:style-name="P26"><text:tab/><text:tab/><text:tab/><text:tab/><text:tab/>字段名称_3:内部项目名称 <text:s text:c="16"/>标签类型：文本框 必填</text:p>
      <text:p text:style-name="P26"><text:tab/><text:tab/><text:tab/><text:tab/><text:tab/>字段名称_4:业务类型 <text:s text:c="25"/>标签类型：文本框 必填</text:p>
      <text:p text:style-name="P26"><text:tab/><text:tab/><text:tab/><text:tab/><text:tab/>字段名称_5:地区 <text:s text:c="34"/>标签类型：手填下拉框 必填</text:p>
      <text:p text:style-name="P26"><text:tab/><text:tab/><text:tab/><text:tab/><text:tab/>字段名称_6:项目组/部门 <text:s text:c="20"/>标签类型：手填下拉框 必填</text:p>
      <text:p text:style-name="P26"><text:tab/><text:tab/><text:tab/><text:tab/><text:tab/>字段名称_7:问题受理编号<text:span text:style-name="T2">(对内) <text:s text:c="4"/></text:span>标签类型：文本框 必填</text:p>
      <text:p text:style-name="P26"><text:tab/><text:tab/><text:tab/><text:tab/><text:tab/>字段名称_8:问题归属 <text:s text:c="26"/>标签类型：下拉框<text:span text:style-name="T8">(市场信息管理/项目测算/结算进度管理/商务合同管理/预估(项目)金额)</text:span> 必填</text:p>
      <text:p text:style-name="P26"><text:tab/><text:tab/><text:tab/><text:tab/><text:tab/>字段名称_9:洽谈轮次 <text:s text:c="25"/>标签类型：数值框 必填</text:p>
      <text:p text:style-name="P26"><text:tab/><text:tab/><text:tab/><text:tab/><text:tab/>字段名称_10:计划洽谈时间 <text:s text:c="14"/>标签类型：日期框<text:span text:style-name="T7">(yyyy-MM-dd)</text:span> 必填</text:p>
      <text:p text:style-name="P26"><text:tab/><text:tab/><text:tab/><text:tab/><text:tab/>字段名称_11:实际洽谈时间 <text:s text:c="15"/>标签类型：日期框<text:span text:style-name="T7">(yyyy-MM-dd)</text:span> 必填</text:p>
      <text:p text:style-name="P26"><text:tab/><text:tab/><text:tab/><text:tab/><text:tab/>字段名称_12:洽谈人 <text:s text:c="27"/>标签类型：文本框 必填</text:p>
      <text:p text:style-name="P26"><text:tab/><text:tab/><text:tab/><text:tab/><text:tab/>字段名称_13:记录人 <text:s text:c="27"/>标签类型：文本框 </text:p>
      <text:p text:style-name="P26"><text:tab/><text:tab/><text:tab/><text:tab/><text:tab/>字段名称_14:客户编号 <text:s text:c="22"/>标签类型：文本框 </text:p>
      <text:p text:style-name="P26"><text:tab/><text:tab/><text:tab/><text:tab/><text:tab/>字段名称_15:洽谈公司 <text:s text:c="22"/>标签类型：文本框 必填</text:p>
      <text:p text:style-name="P26"><text:tab/><text:tab/><text:tab/><text:tab/><text:tab/>字段名称_<text:span text:style-name="T3">16</text:span>:洽谈对象 <text:s text:c="23"/>标签类型：文本框 必填</text:p>
      <text:p text:style-name="P26"><text:tab/><text:tab/><text:tab/><text:tab/><text:tab/>字段名称_<text:span text:style-name="T3">17</text:span>:洽谈方式 <text:s text:c="23"/>标签类型：文本框 </text:p>
      <text:p text:style-name="P26"><text:tab/><text:tab/><text:tab/><text:tab/><text:tab/>字段名称_<text:span text:style-name="T3">18</text:span>:洽谈地点 <text:s text:c="23"/>标签类型：文本框 </text:p>
      <text:p text:style-name="P26"><text:tab/><text:tab/><text:tab/><text:tab/><text:tab/>字段名称_1<text:span text:style-name="T3">9</text:span>:问题归类 <text:s text:c="23"/>标签类型：下拉框<text:span text:style-name="T9">(市场信息初步分析/项目测算通过/结算进度/合同签订/预估(项目)金额)</text:span> 必填</text:p>
      <text:p text:style-name="P26"><text:tab/><text:tab/><text:tab/><text:tab/><text:tab/>字段名称_<text:span text:style-name="T3">20</text:span>:洽谈内容 <text:s text:c="23"/>标签类型：文本框 必填</text:p>
      <text:p text:style-name="P26"><text:tab/><text:tab/><text:tab/><text:tab/><text:tab/>字段名称_<text:span text:style-name="T3">21</text:span>:洽谈目的 <text:s text:c="22"/>标签类型：下拉框<text:span text:style-name="T9">(关系维护/意向开发新市场/推进现合作项目进度/希望了解竞争对手信息/希望了解市场动态)</text:span> </text:p>
      <text:p text:style-name="P26"><text:tab/><text:tab/><text:tab/><text:tab/><text:tab/>字段名称_<text:span text:style-name="T3">22</text:span>:是否有洽谈准备 <text:s text:c="10"/>标签类型：下拉框<text:span text:style-name="T7">(是/否)</text:span>框 必填</text:p>
      <text:p text:style-name="P26"><text:tab/><text:tab/><text:tab/><text:tab/><text:tab/>字段名称_<text:span text:style-name="T3">23</text:span>:涉及金额 <text:s text:c="24"/>标签类型：文本框 必填</text:p>
      <text:p text:style-name="P26"><text:tab/><text:tab/><text:tab/><text:tab/><text:tab/>字段名称_<text:span text:style-name="T3">24</text:span>:是否洽谈 <text:s text:c="23"/>标签类型：下拉框<text:span text:style-name="T7">(是/否)</text:span>框 必填</text:p>
      <text:p text:style-name="P26"><text:tab/><text:tab/><text:tab/><text:tab/><text:tab/>字段名称_<text:span text:style-name="T3">25</text:span>:洽谈结果 <text:s text:c="23"/>标签类型：文本框 必填</text:p>
      <text:p text:style-name="P26"><text:tab/><text:tab/><text:tab/><text:tab/><text:tab/>字段名称_<text:span text:style-name="T3">26</text:span>:是否达到洽谈目的 <text:s text:c="6"/>标签类型：下拉框<text:span text:style-name="T7">(是/否)</text:span>框 必填</text:p>
      <text:p text:style-name="P26"><text:tab/><text:tab/><text:tab/><text:tab/><text:tab/>字段名称_<text:span text:style-name="T3">27</text:span>:是否有洽谈到其他问题 <text:s text:c="9"/>标签类型：下拉框<text:span text:style-name="T7">(是/否)</text:span>框 必填</text:p>
      <text:p text:style-name="P26"><text:tab/><text:tab/><text:tab/><text:tab/><text:tab/>字段名称_<text:span text:style-name="T3">28</text:span>:话题记录 <text:s text:c="35"/>标签类型：文本框 </text:p>
      <text:p text:style-name="P26"><text:tab/><text:tab/><text:tab/><text:tab/><text:tab/>字段名称_<text:span text:style-name="T3">29</text:span>:是否有录音 <text:s text:c="31"/>标签类型：下拉框<text:span text:style-name="T7">(是/否)</text:span> 必填</text:p>
      <text:p text:style-name="P26"><text:tab/><text:tab/><text:tab/><text:tab/><text:tab/>字段名称_<text:span text:style-name="T3">30</text:span>:是否转入合同管理<text:span text:style-name="T3">-已立项 <text:s text:c="4"/></text:span>标签类型：下拉框<text:span text:style-name="T7">(是/否)</text:span> 框 必填</text:p>
      <text:p text:style-name="P26"><text:tab/><text:tab/><text:tab/><text:tab/><text:tab/>字段名称_<text:span text:style-name="T3">31</text:span>:是否转入合同管理<text:span text:style-name="T3">-市场费用 <text:s/></text:span>标签类型：下拉框<text:span text:style-name="T7">(是/否)</text:span> 框 必填</text:p>
      <text:p text:style-name="P26"><text:tab/><text:tab/><text:tab/><text:tab/><text:tab/>字段名称_<text:span text:style-name="T3">32</text:span>:是否转换市场招待 <text:s text:c="22"/>标签类型：下拉框<text:span text:style-name="T7">(是/否)</text:span> 框 必填</text:p>
      <text:p text:style-name="P26"><text:tab/><text:tab/><text:tab/><text:tab/><text:tab/>字段名称_<text:span text:style-name="T3">33</text:span>:是否持续跟进 <text:s text:c="25"/>标签类型：下拉框<text:span text:style-name="T7">(是/否)</text:span> 框 必填</text:p>
      <text:p text:style-name="P26"><text:tab/><text:tab/><text:tab/><text:tab/><text:tab/>字段名称_<text:span text:style-name="T3">34</text:span>:是否闭环 <text:s text:c="33"/>标签类型：下拉框<text:span text:style-name="T7">(是/否)</text:span> 框 必填</text:p>
      <text:p text:style-name="P26"><text:tab/><text:tab/><text:tab/><text:tab/><text:tab/>字段名称_<text:span text:style-name="T3">35</text:span>:是否需要协助 <text:s text:c="27"/>标签类型：下拉框<text:span text:style-name="T7">(是/否)</text:span> 框 必填</text:p>
      <text:p text:style-name="P26"><text:tab/><text:tab/><text:tab/><text:tab/><text:tab/>字段名称_<text:span text:style-name="T3">36</text:span>:需协助部门 <text:s text:c="29"/>标签类型：手填下拉 框 必填</text:p>
      <text:p text:style-name="P26"><text:tab/><text:tab/><text:tab/><text:tab/><text:tab/>字段名称_<text:span text:style-name="T3">37</text:span>:协助内容 <text:s text:c="34"/>标签类型：文本 框 </text:p>
      <text:p text:style-name="P26"><text:tab/><text:tab/><text:tab/><text:tab/><text:tab/>字段名称_<text:span text:style-name="T3">38</text:span>:是否已发协助函 <text:s text:c="22"/>标签类型：下拉框<text:span text:style-name="T7">(是/否)</text:span> 框 必填</text:p>
      <text:p text:style-name="P26"><text:tab/><text:tab/><text:tab/><text:tab/><text:tab/>字段名称_<text:span text:style-name="T3">39</text:span>:协助函单号 <text:s text:c="31"/>标签类型：文本 框 </text:p>
      <text:p text:style-name="P26"><text:tab/><text:tab/><text:tab/><text:tab/><text:tab/>字段名称_<text:span text:style-name="T4">40</text:span>:计划跟进时间 <text:s text:c="28"/>标签类型：日期框<text:span text:style-name="T7">(yyyy-MM-dd)</text:span> 必填</text:p>
      <text:p text:style-name="P26"><text:tab/><text:tab/><text:tab/><text:tab/><text:tab/>字段名称_<text:span text:style-name="T4">41</text:span>:是否产生路费 <text:s text:c="28"/>标签类型：下拉框<text:span text:style-name="T7">(是/否)</text:span> 框 必填</text:p>
      <text:p text:style-name="P26"><text:tab/><text:tab/><text:tab/><text:tab/><text:tab/>字段名称_<text:span text:style-name="T4">42</text:span>:路费 <text:s text:c="43"/>标签类型：数值框 必填</text:p>
      <text:p text:style-name="P26"/>
      <text:p text:style-name="P14"><text:soft-page-break/><text:tab/><text:tab/><text:tab/>功能名字_<text:span text:style-name="T11">4</text:span>:删除 功能类型:删除</text:p>
      <text:p text:style-name="P15"><text:tab/><text:tab/><text:tab/>功能名字_<text:span text:style-name="T12">5</text:span>:导入 功能类型: 导入</text:p>
      <text:p text:style-name="P15"><text:tab/><text:tab/><text:tab/>功能名字_<text:span text:style-name="T12">6</text:span>:导出 功能类型: 导出</text:p>
      <text:p text:style-name="P16"><text:tab/><text:tab/><text:tab/>功能名字_<text:span text:style-name="T13">7</text:span>:搜索 功能类型:搜索</text:p>
      <text:p text:style-name="P17"><text:tab/><text:tab/><text:tab/><text:tab/><text:tab/>字段名称_1:市场编号<text:tab/> <text:s text:c="7"/><text:tab/>标签类型:文本框 非必填</text:p>
      <text:p text:style-name="P17"><text:tab/><text:tab/><text:tab/><text:tab/><text:tab/>字段名称_2洽谈公司<text:tab/> <text:s text:c="7"/><text:tab/>标签类型:文本框 非必填</text:p>
      <text:p text:style-name="P17"><text:tab/><text:tab/><text:tab/><text:tab/><text:tab/>字段名称_3洽谈对象<text:tab/> <text:s text:c="7"/><text:tab/>标签类型:文本框 非必填</text:p>
      <text:p text:style-name="P17"><text:tab/><text:tab/><text:tab/><text:tab/><text:tab/>字段名称_4洽谈人<text:tab/> <text:s text:c="13"/>标签类型:文本框 非必填</text:p>
      <text:p text:style-name="P18"><text:tab/><text:tab/><text:tab/><text:tab/><text:tab/>字段名称_5地区<text:tab/> <text:s text:c="13"/><text:span text:style-name="T5">标签类型:文本框 非必填</text:span></text:p>
      <text:p text:style-name="P17"><text:tab/><text:tab/><text:tab/><text:tab/><text:tab/>字段名称_6内部项目编号<text:tab/> 标签类型:文本框 非必填</text:p>
      <text:p text:style-name="P7"><text:tab/><text:tab/><text:tab/><text:tab/></text:p>
      <text:p text:style-name="P24"><text:tab/><text:tab/>导航名_<text:span text:style-name="T17">3</text:span>:商务洽谈管理汇总</text:p>
      <text:p text:style-name="P24"><text:tab/><text:tab/><text:tab/>功能名字_1: 汇总 功能类型:网格</text:p>
      <text:p text:style-name="P24"><text:tab/><text:tab/><text:tab/><text:tab/><text:span text:style-name="T30">(以下的汇总都分日，周，月，季度，年，累计)</text:span></text:p>
      <text:p text:style-name="P24"><text:tab/><text:tab/><text:tab/><text:tab/>商务洽谈管理日汇总<text:span text:style-name="T29">-日期框(yyyy-MM-dd)</text:span></text:p>
      <text:p text:style-name="P24"><text:tab/><text:tab/><text:tab/><text:tab/>商务洽谈管理周汇总<text:span text:style-name="T29">-年 下拉 月 下拉 周 下拉</text:span></text:p>
      <text:p text:style-name="Standard"><text:span text:style-name="T23"><text:tab/><text:tab/><text:tab/><text:tab/>商务</text:span><text:span text:style-name="T25">洽谈管理月汇总-年 下拉 <text:s/>月 下拉</text:span></text:p>
      <text:p text:style-name="Standard"><text:span text:style-name="T25"><text:tab/><text:tab/><text:tab/><text:tab/>商务洽谈管理季度汇总</text:span><text:span text:style-name="T26">-年 下拉 季度 下拉</text:span></text:p>
      <text:p text:style-name="P30"><text:tab/><text:tab/><text:tab/><text:tab/>商务洽谈管理年汇总-年 下拉</text:p>
      <text:p text:style-name="P30"><text:tab/><text:tab/><text:tab/><text:tab/>商务洽谈管理累计汇总 -日期框 (yyyy-MM-dd)</text:p>
      <text:p text:style-name="P32"><text:span text:style-name="T23">字段：<text:tab/><text:tab/><text:tab/><text:tab/></text:span></text:p>
      <text:p text:style-name="P34"><text:span text:style-name="T22">业务类型/地区/项目组/部门 /问题归属/需要洽谈数量/需持续跟进数/已解决/未解决/转换市场招待/路费/洽谈次数/需要协助数/发送协助函数/洽谈转入已立项数/洽谈转入已立项金额/</text:span><text:span text:style-name="T19">洽谈转入商</text:span><text:span text:style-name="T21">务合同</text:span><text:span text:style-name="T19">-市</text:span><text:span text:style-name="T21">场费用数/</text:span><text:span text:style-name="T19">洽谈转入商</text:span><text:span text:style-name="T21">务合同</text:span><text:span text:style-name="T19">-市</text:span><text:span text:style-name="T21">场费用</text:span></text:p>
      <text:p text:style-name="P35"><text:tab/></text:p>
      <text:p text:style-name="P36"><text:tab/><text:tab/><text:span text:style-name="T23">导航名_</text:span><text:span text:style-name="T28">4</text:span><text:span text:style-name="T23">:商务洽谈管理汇总</text:span><text:span text:style-name="T28">图表分析</text:span></text:p>
      <text:p text:style-name="P25"><text:tab/><text:tab/><text:tab/>功能名字_1: 汇总 功能类型:网格</text:p>
      <text:p text:style-name="P25"><text:tab/><text:tab/><text:tab/><text:tab/><text:span text:style-name="T30">(以下的汇总都分日，周，月，季度，年，累计)</text:span></text:p>
      <text:p text:style-name="P25"><text:tab/><text:tab/><text:tab/><text:tab/>商务洽谈管理日汇总<text:span text:style-name="T29">-日期框(yyyy-MM-dd)</text:span></text:p>
      <text:p text:style-name="P25"><text:tab/><text:tab/><text:tab/><text:tab/>商务洽谈管理周汇总<text:span text:style-name="T29">-年 下拉 月 下拉 周 下拉</text:span></text:p>
      <text:p text:style-name="P38"><text:span text:style-name="T23"><text:tab/><text:tab/><text:tab/><text:tab/>商务</text:span><text:span text:style-name="T25">洽谈管理月汇总-年 下拉 <text:s/>月 下拉</text:span></text:p>
      <text:p text:style-name="P38"><text:span text:style-name="T25"><text:tab/><text:tab/><text:tab/><text:tab/>商务洽谈管理季度汇总</text:span><text:span text:style-name="T26">-年 下拉 季度 下拉</text:span></text:p>
      <text:p text:style-name="P31"><text:tab/><text:tab/><text:tab/><text:tab/>商务洽谈管理年汇总-年 下拉</text:p>
      <text:p text:style-name="P37"><text:tab/><text:tab/><text:tab/><text:tab/>商务洽谈管理累计汇总 -日期框 (yyyy-MM-dd)</text:p>
      <text:p text:style-name="P43"><draw:frame draw:style-name="fr1" draw:name="Object1" text:anchor-type="paragraph" svg:x="-1.182cm" svg:y="-0.097cm" svg:width="20.429cm" svg:height="7.802cm" draw:z-index="0"><draw:object xlink:href="./Object 1" xlink:type="simple" xlink:show="embed" xlink:actuate="onLoad"/><draw:image xlink:href="./ObjectReplacements/Object 1" xlink:type="simple" xlink:show="embed" xlink:actuate="onLoad"/></draw:frame><text:soft-page-break/><text:tab/><text:tab/></text:p>
      <text:p text:style-name="P43"><text:span text:style-name="T1"><text:tab/><text:tab/><text:tab/>功能名字_2: 业务类型汇总 功能类型:网格</text:span></text:p>
      <text:p text:style-name="P40"><text:tab/><text:tab/><text:tab/><text:tab/><text:span text:style-name="T30">(以下的汇总都分日，周，月，季度，年，累计)</text:span></text:p>
      <text:p text:style-name="P40"><text:tab/><text:tab/><text:tab/><text:tab/>商务洽谈管理日汇总<text:span text:style-name="T29">-日期框(yyyy-MM-dd)</text:span></text:p>
      <text:p text:style-name="P40"><text:tab/><text:tab/><text:tab/><text:tab/>商务洽谈管理周汇总<text:span text:style-name="T29">-年 下拉 月 下拉 周 下拉</text:span></text:p>
      <text:p text:style-name="P44"><text:span text:style-name="T23"><text:tab/><text:tab/><text:tab/><text:tab/>商务</text:span><text:span text:style-name="T25">洽谈管理月汇总-年 下拉 <text:s/>月 下拉</text:span></text:p>
      <text:p text:style-name="P44"><text:span text:style-name="T25"><text:tab/><text:tab/><text:tab/><text:tab/>商务洽谈管理季度汇总</text:span><text:span text:style-name="T26">-年 下拉 季度 下拉</text:span></text:p>
      <text:p text:style-name="P41"><text:tab/><text:tab/><text:tab/><text:tab/>商务洽谈管理年汇总-年 下拉</text:p>
      <text:p text:style-name="P43"><text:tab/><text:tab/><text:tab/><text:tab/>商务洽谈管理累计汇总 -日期框 (yyyy-MM-dd)</text:p>
      <text:p text:style-name="P43"><text:span text:style-name="T35"><text:tab/><text:tab/><text:tab/>条件：业务类型　下拉框　必填</text:span></text:p>
      <text:p text:style-name="P37"><draw:frame draw:style-name="fr1" draw:name="Object2" text:anchor-type="paragraph" svg:x="-1.178cm" svg:y="0.192cm" svg:width="19.973cm" svg:height="7.893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34"/></text:p>
      <text:p text:style-name="P37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8-01-04T14:47:11.485081946</dc:date>
    <meta:editing-duration>PT14H19M32S</meta:editing-duration>
    <meta:editing-cycles>341</meta:editing-cycles>
    <meta:generator>LibreOffice/5.1.6.2.0$Linux_X86_64 LibreOffice_project/10$Build-2</meta:generator>
    <meta:document-statistic meta:table-count="0" meta:image-count="0" meta:object-count="2" meta:page-count="6" meta:paragraph-count="216" meta:word-count="3761" meta:character-count="7979" meta:non-whitespace-character-count="43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c4d75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72c2a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f7530"/>
      <style:text-properties style:text-position="0% 100%"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4d3b62"/>
      <style:text-properties style:text-position="0% 100%"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20.429cm" svg:height="7.801cm" xlink:href="." xlink:type="simple" chart:class="chart:bar" chart:style-name="ch1">
        <chart:title svg:x="6.543cm" svg:y="0.291cm" chart:style-name="ch2">
          <text:p>商务洽谈日汇总（2017.08.15）</text:p>
        </chart:title>
        <chart:subtitle svg:x="0cm" svg:y="0cm" chart:style-name="ch3">
          <text:p/>
        </chart:subtitle>
        <chart:legend chart:legend-position="bottom" svg:x="4.432cm" svg:y="4.888cm" style:legend-expansion="wide" chart:style-name="ch4"/>
        <chart:plot-area chart:style-name="ch5" chart:data-source-has-labels="both" svg:x="0.408cm" svg:y="1.538cm" svg:width="19.613cm" svg:height="3.194cm">
          <chartooo:coordinate-region svg:x="0.668cm" svg:y="1.698cm" svg:width="19.353cm" svg:height="2.458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series chart:style-name="ch12" chart:values-cell-range-address="local-table.$E$2:.$E$5" chart:label-cell-address="local-table.$E$1" chart:class="chart:bar">
            <chart:data-point chart:repeated="4"/>
          </chart:series>
          <chart:series chart:style-name="ch13" chart:values-cell-range-address="local-table.$F$2:.$F$5" chart:label-cell-address="local-table.$F$1" chart:class="chart:bar">
            <chart:data-point chart:repeated="4"/>
          </chart:series>
          <chart:series chart:style-name="ch14" chart:values-cell-range-address="local-table.$G$2:.$G$5" chart:label-cell-address="local-table.$G$1" chart:class="chart:bar">
            <chart:data-point chart:repeated="4"/>
          </chart:series>
          <chart:series chart:style-name="ch15" chart:values-cell-range-address="local-table.$H$2:.$H$5" chart:label-cell-address="local-table.$H$1" chart:class="chart:bar">
            <chart:data-point chart:repeated="4"/>
          </chart:series>
          <chart:series chart:style-name="ch16" chart:values-cell-range-address="local-table.$I$2:.$I$5" chart:label-cell-address="local-table.$I$1" chart:class="chart:bar">
            <chart:data-point chart:repeated="4"/>
          </chart:series>
          <chart:series chart:style-name="ch17" chart:values-cell-range-address="local-table.$J$2:.$J$5" chart:label-cell-address="local-table.$J$1" chart:class="chart:bar">
            <chart:data-point chart:repeated="4"/>
          </chart:series>
          <chart:series chart:style-name="ch18" chart:values-cell-range-address="local-table.$K$2:.$K$5" chart:label-cell-address="local-table.$K$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需要洽谈数量</text:p>
              </table:table-cell>
              <table:table-cell office:value-type="string">
                <text:p>需要持续跟进数</text:p>
              </table:table-cell>
              <table:table-cell office:value-type="string">
                <text:p>已解决</text:p>
              </table:table-cell>
              <table:table-cell office:value-type="string">
                <text:p>未解决</text:p>
              </table:table-cell>
              <table:table-cell office:value-type="string">
                <text:p>转换市场招待</text:p>
              </table:table-cell>
              <table:table-cell office:value-type="string">
                <text:p>洽谈次数</text:p>
              </table:table-cell>
              <table:table-cell office:value-type="string">
                <text:p>需要协助数</text:p>
              </table:table-cell>
              <table:table-cell office:value-type="string">
                <text:p>发送协助函数</text:p>
              </table:table-cell>
              <table:table-cell office:value-type="string">
                <text:p>洽谈转入已立项数</text:p>
              </table:table-cell>
              <table:table-cell office:value-type="string">
                <text:p>洽谈转入商务合同-市场费用数</text:p>
              </table:table-cell>
            </table:table-row>
          </table:table-header-rows>
          <table:table-rows>
            <table:table-row>
              <table:table-cell office:value-type="string">
                <text:p>通信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软件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系统集成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营销策划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c4d75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72c2a"/>
      <style:text-properties style:text-position="0% 100%"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f7530"/>
      <style:text-properties style:text-position="0% 100%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d3b62"/>
      <style:text-properties style:text-position="0% 100%" fo:font-size="10pt" style:font-size-asian="10pt" style:font-size-complex="10pt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19.972cm" svg:height="7.893cm" xlink:href="." xlink:type="simple" chart:class="chart:bar" chart:style-name="ch1">
        <chart:title svg:x="5.799cm" svg:y="0.292cm" chart:style-name="ch2">
          <text:p>XXXX业务类型问题归属商务洽谈汇总</text:p>
        </chart:title>
        <chart:legend chart:legend-position="bottom" svg:x="4.204cm" svg:y="4.98cm" style:legend-expansion="wide" chart:style-name="ch3"/>
        <chart:plot-area chart:style-name="ch4" chart:data-source-has-labels="both" svg:x="0.399cm" svg:y="1.54cm" svg:width="19.174cm" svg:height="3.283cm">
          <chartooo:coordinate-region svg:x="0.659cm" svg:y="1.7cm" svg:width="18.914cm" svg:height="2.07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series chart:style-name="ch12" chart:values-cell-range-address="local-table.$F$2:.$F$4" chart:label-cell-address="local-table.$F$1" chart:class="chart:bar">
            <chart:data-point chart:repeated="3"/>
          </chart:series>
          <chart:series chart:style-name="ch13" chart:values-cell-range-address="local-table.$G$2:.$G$4" chart:label-cell-address="local-table.$G$1" chart:class="chart:bar">
            <chart:data-point chart:repeated="3"/>
          </chart:series>
          <chart:series chart:style-name="ch14" chart:values-cell-range-address="local-table.$H$2:.$H$4" chart:label-cell-address="local-table.$H$1" chart:class="chart:bar">
            <chart:data-point chart:repeated="3"/>
          </chart:series>
          <chart:series chart:style-name="ch15" chart:values-cell-range-address="local-table.$I$2:.$I$4" chart:label-cell-address="local-table.$I$1" chart:class="chart:bar">
            <chart:data-point chart:repeated="3"/>
          </chart:series>
          <chart:series chart:style-name="ch16" chart:values-cell-range-address="local-table.$J$2:.$J$4" chart:label-cell-address="local-table.$J$1" chart:class="chart:bar">
            <chart:data-point chart:repeated="3"/>
          </chart:series>
          <chart:series chart:style-name="ch17" chart:values-cell-range-address="local-table.$K$2:.$K$4" chart:label-cell-address="local-table.$K$1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需要洽谈数量</text:p>
              </table:table-cell>
              <table:table-cell office:value-type="string">
                <text:p>需要持续跟进数</text:p>
              </table:table-cell>
              <table:table-cell office:value-type="string">
                <text:p>已解决</text:p>
              </table:table-cell>
              <table:table-cell office:value-type="string">
                <text:p>未解决</text:p>
              </table:table-cell>
              <table:table-cell office:value-type="string">
                <text:p>转换市场招待</text:p>
              </table:table-cell>
              <table:table-cell office:value-type="string">
                <text:p>洽谈次数</text:p>
              </table:table-cell>
              <table:table-cell office:value-type="string">
                <text:p>需要协助数</text:p>
              </table:table-cell>
              <table:table-cell office:value-type="string">
                <text:p>发送协助函数</text:p>
              </table:table-cell>
              <table:table-cell office:value-type="string">
                <text:p>洽谈转入已立项数</text:p>
              </table:table-cell>
              <table:table-cell office:value-type="string">
                <text:p>洽谈转入商务合同-市场费用数</text:p>
              </table:table-cell>
            </table:table-row>
          </table:table-header-rows>
          <table:table-rows>
            <table:table-row>
              <table:table-cell office:value-type="string">
                <text:p>通信 市场信息初步分析</text:p>
                <text:list>
                  <text:list-item>
                    <text:p>通信</text:p>
                  </text:list-item>
                  <text:list-item>
                    <text:p>市场信息初步分析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通信 结算进度</text:p>
                <text:list>
                  <text:list-item>
                    <text:p/>
                  </text:list-item>
                  <text:list-item>
                    <text:p>结算进度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通信 合同签订</text:p>
                <text:list>
                  <text:list-item>
                    <text:p/>
                  </text:list-item>
                  <text:list-item>
                    <text:p>合同签订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